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language="ru" fo:country="RU" fo:font-weight="normal" officeooo:paragraph-rsid="0017bb2b" style:font-size-asian="10.5pt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language="ru" fo:country="RU" fo:font-weight="normal" officeooo:paragraph-rsid="0017ca3b" style:font-size-asian="10.5pt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language="ru" fo:country="RU" fo:font-weight="normal" officeooo:paragraph-rsid="0018b045" style:font-size-asian="10.5p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language="ru" fo:country="RU" fo:font-weight="bold" officeooo:paragraph-rsid="0017bb2b" style:font-size-asian="10.5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language="ru" fo:country="RU" fo:font-weight="bold" officeooo:paragraph-rsid="0017ca3b" style:font-size-asian="10.5pt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language="ru" fo:country="RU" fo:font-weight="bold" officeooo:paragraph-rsid="0017bb2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ru" fo:country="RU" fo:font-weight="bold" officeooo:paragraph-rsid="0017ca3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language="ru" fo:country="RU" fo:font-weight="bold" officeooo:paragraph-rsid="0017bb2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language="ru" fo:country="RU" fo:font-weight="bold" officeooo:paragraph-rsid="001c0b6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language="ru" fo:country="RU" fo:font-weight="bold" officeooo:paragraph-rsid="001ed58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language="ru" fo:country="RU" fo:font-weight="bold" officeooo:paragraph-rsid="001c0b60" style:font-size-asian="10.5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language="ru" fo:country="RU" fo:font-weight="bold" officeooo:paragraph-rsid="001ed58f" style:font-size-asian="10.5p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language="ru" fo:country="RU" fo:font-weight="normal" officeooo:paragraph-rsid="001c0b6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language="ru" fo:country="RU" fo:font-weight="normal" officeooo:paragraph-rsid="001c659b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6pt" fo:language="ru" fo:country="RU" fo:font-weight="bold" officeooo:paragraph-rsid="0017bb2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6pt" fo:language="ru" fo:country="RU" fo:font-weight="bold" officeooo:paragraph-rsid="0017ca3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1pt" fo:language="ru" fo:country="RU" fo:font-weight="normal" officeooo:paragraph-rsid="001c659b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1pt" fo:language="ru" fo:country="RU" fo:font-weight="normal" officeooo:paragraph-rsid="001e387f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1pt" fo:language="ru" fo:country="RU" fo:font-weight="normal" officeooo:paragraph-rsid="001c0b60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Arial1" fo:language="ru" fo:country="RU" fo:font-weight="bold" officeooo:paragraph-rsid="0017ca3b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Arial" fo:language="ru" fo:country="RU" fo:font-weight="bold" officeooo:paragraph-rsid="0017ca3b" style:font-size-asian="10.5pt" style:font-weight-asian="bold" style:font-weight-complex="bold"/>
    </style:style>
    <style:style style:name="P22" style:family="paragraph" style:parent-style-name="Horizontal_20_Line">
      <style:text-properties officeooo:paragraph-rsid="0017ca3b"/>
    </style:style>
    <style:style style:name="T1" style:family="text">
      <style:text-properties officeooo:rsid="0017bb2b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7bb2b"/>
    </style:style>
    <style:style style:name="T4" style:family="text">
      <style:text-properties fo:font-weight="normal" officeooo:rsid="0017bb2b" style:font-weight-asian="normal" style:font-weight-complex="normal"/>
    </style:style>
    <style:style style:name="T5" style:family="text">
      <style:text-properties fo:font-weight="normal" officeooo:rsid="0017bb2b" fo:background-color="#ffff00" style:font-weight-asian="normal" style:font-weight-complex="normal"/>
    </style:style>
    <style:style style:name="T6" style:family="text">
      <style:text-properties fo:font-weight="normal" officeooo:rsid="0017bb2b" fo:background-color="#0000ff" style:font-weight-asian="normal" style:font-weight-complex="normal"/>
    </style:style>
    <style:style style:name="T7" style:family="text">
      <style:text-properties fo:font-weight="normal" officeooo:rsid="0017bb2b" fo:background-color="#00ff00" style:font-weight-asian="normal" style:font-weight-complex="normal"/>
    </style:style>
    <style:style style:name="T8" style:family="text">
      <style:text-properties fo:font-weight="bold" officeooo:rsid="001c659b" style:font-weight-asian="bold" style:font-weight-complex="bold"/>
    </style:style>
    <style:style style:name="T9" style:family="text">
      <style:text-properties fo:font-weight="bold" officeooo:rsid="0017bb2b" fo:background-color="#00ff00" style:font-weight-asian="bold" style:font-weight-complex="bold"/>
    </style:style>
    <style:style style:name="T10" style:family="text">
      <style:text-properties fo:font-weight="bold" officeooo:rsid="001c659b" fo:background-color="#00ff00" style:font-weight-asian="bold" style:font-weight-complex="bold"/>
    </style:style>
    <style:style style:name="T11" style:family="text">
      <style:text-properties fo:font-weight="bold" officeooo:rsid="0018b045" fo:background-color="#00ff00" style:font-weight-asian="bold" style:font-weight-complex="bold"/>
    </style:style>
    <style:style style:name="T12" style:family="text">
      <style:text-properties fo:background-color="#00ff00"/>
    </style:style>
    <style:style style:name="T13" style:family="text">
      <style:text-properties officeooo:rsid="0017bb2b" fo:background-color="#00ff00"/>
    </style:style>
    <style:style style:name="T14" style:family="text">
      <style:text-properties officeooo:rsid="001c659b" fo:background-color="#00ff00"/>
    </style:style>
    <style:style style:name="T15" style:family="text">
      <style:text-properties officeooo:rsid="0017ca3b" fo:background-color="#00ff00"/>
    </style:style>
    <style:style style:name="T16" style:family="text">
      <style:text-properties officeooo:rsid="0018b045" fo:background-color="#00ff00"/>
    </style:style>
    <style:style style:name="T17" style:family="text">
      <style:text-properties fo:color="#0000ff" fo:font-weight="normal" officeooo:rsid="0017bb2b" fo:background-color="#00ff00" style:font-weight-asian="normal" style:font-weight-complex="normal"/>
    </style:style>
    <style:style style:name="T18" style:family="text">
      <style:text-properties fo:color="#0000ff" officeooo:rsid="001c659b" fo:background-color="#00ff00"/>
    </style:style>
    <style:style style:name="T19" style:family="text">
      <style:text-properties fo:color="#0000ff" officeooo:rsid="0018b045" fo:background-color="#00ff00"/>
    </style:style>
    <style:style style:name="T20" style:family="text">
      <style:text-properties fo:color="#0000ff" fo:font-weight="bold" officeooo:rsid="001c659b" fo:background-color="#00ff00" style:font-weight-asian="bold" style:font-weight-complex="bold"/>
    </style:style>
    <style:style style:name="T21" style:family="text">
      <style:text-properties fo:color="#0000ff" fo:font-weight="bold" officeooo:rsid="0018b045" fo:background-color="#00ff00" style:font-weight-asian="bold" style:font-weight-complex="bold"/>
    </style:style>
    <style:style style:name="T22" style:family="text">
      <style:text-properties officeooo:rsid="0017ca3b"/>
    </style:style>
    <style:style style:name="T23" style:family="text">
      <style:text-properties officeooo:rsid="0018b045"/>
    </style:style>
    <style:style style:name="T24" style:family="text">
      <style:text-properties officeooo:rsid="001c0b60"/>
    </style:style>
    <style:style style:name="T25" style:family="text">
      <style:text-properties officeooo:rsid="001c659b"/>
    </style:style>
    <style:style style:name="T26" style:family="text">
      <style:text-properties officeooo:rsid="001e387f"/>
    </style:style>
    <style:style style:name="T27" style:family="text">
      <style:text-properties officeooo:rsid="0020c4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Описание ядра фремьверка “unic”</text:span></text:p>
      <text:p text:style-name="P15"><text:span text:style-name="T1"/></text:p>
      <text:p text:style-name="P16"><text:span text:style-name="T22">Скрытые функции (hidden function):</text:span></text:p>
      <text:p text:style-name="P16"><text:span text:style-name="T22"/></text:p>
      <text:p text:style-name="P17"><text:span text:style-name="T20">size_t</text:span><text:span text:style-name="T10"> </text:span><text:span text:style-name="T14"><text:tab/></text:span><text:span text:style-name="T10">hiddenCount</text:span><text:span text:style-name="T14">(</text:span><text:span text:style-name="T20">void**</text:span><text:span text:style-name="T14"> v)</text:span><text:span text:style-name="T25"> — количество элементов в массиве</text:span></text:p>
      <text:p text:style-name="P17"><text:span text:style-name="T20">size_t</text:span><text:span text:style-name="T14"> <text:tab/></text:span><text:span text:style-name="T10">hiddenStrlen</text:span><text:span text:style-name="T14">(</text:span><text:span text:style-name="T20">char</text:span><text:span text:style-name="T18"> *</text:span><text:span text:style-name="T14">str)</text:span><text:span text:style-name="T25"> — длина строки</text:span></text:p>
      <text:p text:style-name="P17"><text:span text:style-name="T20">uni</text:span><text:span text:style-name="T10"> </text:span><text:span text:style-name="T14"><text:tab/></text:span><text:span text:style-name="T10">hiddenSch</text:span><text:span text:style-name="T14">(</text:span><text:span text:style-name="T20">char*</text:span><text:span text:style-name="T14"> str, </text:span><text:span text:style-name="T20">char</text:span><text:span text:style-name="T14"> ch)</text:span><text:span text:style-name="T25"> — поиск символа в строке</text:span></text:p>
      <text:p text:style-name="P17"><text:span text:style-name="T20">uni </text:span><text:span text:style-name="T14"><text:tab/></text:span><text:span text:style-name="T10">hiddenScmp</text:span><text:span text:style-name="T14">(</text:span><text:span text:style-name="T20">char*</text:span><text:span text:style-name="T14"> str1, </text:span><text:span text:style-name="T20">char*</text:span><text:span text:style-name="T18"> </text:span><text:span text:style-name="T14">str2)</text:span><text:span text:style-name="T25"> —</text:span><text:span text:style-name="T26"> сравнение 2х строк</text:span></text:p>
      <text:p text:style-name="P17"><text:span text:style-name="T20">char *</text:span><text:span text:style-name="T14"> <text:tab/></text:span><text:span text:style-name="T10">hiddenStrstr</text:span><text:span text:style-name="T14">(</text:span><text:span text:style-name="T20">char *</text:span><text:span text:style-name="T14">string, </text:span><text:span text:style-name="T20">char *</text:span><text:span text:style-name="T14">substring) </text:span><text:span text:style-name="T25">—</text:span><text:span text:style-name="T26"> поиск подстроки в строке</text:span></text:p>
      <text:p text:style-name="P17"><text:span text:style-name="T20">uni </text:span><text:span text:style-name="T14"><text:tab/></text:span><text:span text:style-name="T10">hiddenStrnpos</text:span><text:span text:style-name="T14">(</text:span><text:span text:style-name="T20">char*</text:span><text:span text:style-name="T10"> </text:span><text:span text:style-name="T14">str,</text:span><text:span text:style-name="T10"> </text:span><text:span text:style-name="T20">char*</text:span><text:span text:style-name="T14"> sub, </text:span><text:span text:style-name="T20">int</text:span><text:span text:style-name="T14"> ot)</text:span><text:span text:style-name="T25"> —</text:span><text:span text:style-name="T26"> позиция подстроки <text:s/>в строке</text:span></text:p>
      <text:p text:style-name="P18"><text:span text:style-name="T20">uni </text:span><text:span text:style-name="T14"><text:tab/></text:span><text:span text:style-name="T10">hiddenSubstr_count</text:span><text:span text:style-name="T14">(</text:span><text:span text:style-name="T20">char*</text:span><text:span text:style-name="T14"> str_s, </text:span><text:span text:style-name="T20">char*</text:span><text:span text:style-name="T14"> sub_s)</text:span><text:span text:style-name="T25"> —</text:span><text:span text:style-name="T26"> количество повторений подстроки в строке</text:span></text:p>
      <text:p text:style-name="P18"><text:span text:style-name="T20">void *</text:span><text:span text:style-name="T14"><text:tab/></text:span><text:span text:style-name="T10">hiddenMemcpy</text:span><text:span text:style-name="T14"> (</text:span><text:span text:style-name="T20">void *</text:span><text:span text:style-name="T14">dest, </text:span><text:span text:style-name="T20">void *</text:span><text:span text:style-name="T14">src,</text:span><text:span text:style-name="T18"> </text:span><text:span text:style-name="T20">size_t</text:span><text:span text:style-name="T14"> n) </text:span><text:span text:style-name="T25">—</text:span><text:span text:style-name="T26"> копирование строки в строку</text:span></text:p>
      <text:p text:style-name="P17"><text:span text:style-name="T20">int </text:span><text:span text:style-name="T14"><text:tab/></text:span><text:span text:style-name="T10">hiddenStrncmp</text:span><text:span text:style-name="T14">(</text:span><text:span text:style-name="T20">const char*</text:span><text:span text:style-name="T14"> s1, </text:span><text:span text:style-name="T20">const char*</text:span><text:span text:style-name="T14"> s2, </text:span><text:span text:style-name="T20">size</text:span><text:span text:style-name="T14"> num) </text:span><text:span text:style-name="T25">—</text:span><text:span text:style-name="T26"> сравнение 2х строк </text:span></text:p>
      <text:p text:style-name="P17"><text:span text:style-name="T20">char *</text:span><text:span text:style-name="T14"> <text:tab/></text:span><text:span text:style-name="T10">hiddenString_replace</text:span><text:span text:style-name="T14">(</text:span><text:span text:style-name="T20">char *</text:span><text:span text:style-name="T14">string, </text:span><text:span text:style-name="T20">char *</text:span><text:span text:style-name="T14">delimiter, </text:span><text:span text:style-name="T20">char *</text:span><text:span text:style-name="T14">replacement)</text:span><text:span text:style-name="T25"> —</text:span><text:span text:style-name="T26"> замена подстроки в строке</text:span></text:p>
      <text:p text:style-name="P17"><text:span text:style-name="T20">char *</text:span><text:span text:style-name="T14"> <text:tab/></text:span><text:span text:style-name="T10">hiddenUtos</text:span><text:span text:style-name="T14">(</text:span><text:span text:style-name="T20">uni</text:span><text:span text:style-name="T14"> n)</text:span><text:span text:style-name="T25"> —</text:span><text:span text:style-name="T26"> конверция uni в строку</text:span></text:p>
      <text:p text:style-name="P17"><text:span text:style-name="T20">int </text:span><text:span text:style-name="T14"><text:tab/></text:span><text:span text:style-name="T10">hiddenIs_num</text:span><text:span text:style-name="T14">(</text:span><text:span text:style-name="T20">char*</text:span><text:span text:style-name="T14"> str) </text:span><text:span text:style-name="T25">—</text:span><text:span text:style-name="T26"> проверка строка или десятичное число.</text:span></text:p>
      <text:p text:style-name="P19"><text:span text:style-name="T24"/></text:p>
      <text:p text:style-name="P8"><text:span text:style-name="T1"/></text:p>
      <text:p text:style-name="P22"><text:span text:style-name="T1"/></text:p>
      <text:p text:style-name="P20"><text:span text:style-name="T1"/></text:p>
      <text:p text:style-name="P6"><text:span text:style-name="T1">Типы данных:</text:span></text:p>
      <text:p text:style-name="P7"><text:span text:style-name="T22">Глобальные переменные:</text:span></text:p>
      <text:p text:style-name="P3"><text:span text:style-name="T21">char **</text:span><text:span text:style-name="T19"> </text:span><text:span text:style-name="T16"><text:s/></text:span><text:span text:style-name="T11"><text:s/>type_$t</text:span><text:span text:style-name="T16">;</text:span><text:span text:style-name="T23"> <text:s text:c="2"/></text:span><text:span text:style-name="T27">- имя типа</text:span></text:p>
      <text:p text:style-name="P3"><text:span text:style-name="T21">uni</text:span><text:span text:style-name="T16"><text:tab/> <text:s text:c="2"/></text:span><text:span text:style-name="T11">type_$l</text:span><text:span text:style-name="T16">; <text:s/></text:span><text:span text:style-name="T27"><text:s text:c="2"/>- количество элементов</text:span></text:p>
      <text:p text:style-name="P3"><text:span text:style-name="T21">uni</text:span><text:span text:style-name="T16"><text:tab/> <text:s/></text:span><text:span text:style-name="T11"><text:s/>type_$z</text:span><text:span text:style-name="T16">; </text:span><text:span text:style-name="T27"><text:s text:c="2"/>- размер всего блока в байтах</text:span></text:p>
      <text:p text:style-name="P3"><text:span text:style-name="T21">char ***</text:span><text:span text:style-name="T11"> type_$i</text:span><text:span text:style-name="T16">; </text:span><text:span text:style-name="T27"><text:s text:c="3"/>- ассоциативные имена</text:span></text:p>
      <text:p text:style-name="P1"><text:span text:style-name="T1"/></text:p>
      <text:p text:style-name="P4"><text:span text:style-name="T1">Фундаментальные функции:</text:span></text:p>
      <text:p text:style-name="P4"><text:span text:style-name="T17">uni</text:span><text:span text:style-name="T7"> </text:span><text:span text:style-name="T13">set_type_item</text:span><text:span text:style-name="T7">(</text:span><text:span text:style-name="T17">char*</text:span><text:span text:style-name="T7"> name)</text:span><text:span text:style-name="T5"> </text:span><text:span text:style-name="T4">— регистрирует новый тип </text:span></text:p>
      <text:p text:style-name="P4"><text:span text:style-name="T17">void</text:span><text:span text:style-name="T13"> init_type</text:span><text:span text:style-name="T7">(</text:span><text:span text:style-name="T17">void</text:span><text:span text:style-name="T7">) </text:span><text:span text:style-name="T4">— Инициализирует стандартный набор типов.</text:span></text:p>
      <text:p text:style-name="P1"><text:span text:style-name="T13"/></text:p>
      <text:p text:style-name="P4"><text:span text:style-name="T1">Макросы:</text:span></text:p>
      <text:p text:style-name="P2"><text:span text:style-name="T15">set_type($_arg) </text:span><text:span text:style-name="T22">— Регистрирует новый тип данных</text:span></text:p>
      <text:p text:style-name="P1"><text:span text:style-name="T1"/></text:p>
      <text:p text:style-name="P5"><text:span text:style-name="T22">Основной файл:</text:span></text:p>
      <text:p text:style-name="P2"><text:span text:style-name="T22">set_type_item.c - Функции</text:span></text:p>
      <text:p text:style-name="P2"><text:span text:style-name="T22"/></text:p>
      <text:p text:style-name="P5"><text:span text:style-name="T22">Дополнительные файлы:</text:span></text:p>
      <text:p text:style-name="P5"><text:span text:style-name="T22"/></text:p>
      <text:p text:style-name="P2"><text:span text:style-name="T22">hidden.c — вспомогательные ядерные функции</text:span></text:p>
      <text:p text:style-name="P10"><text:span text:style-name="T24">hiddenScmp</text:span></text:p>
      <text:p text:style-name="P10"><text:span text:style-name="T24">hiddenCount</text:span></text:p>
      <text:p text:style-name="P12"><text:span text:style-name="T24">hiddenStrlen</text:span></text:p>
      <text:p text:style-name="P12"><text:span text:style-name="T24"/></text:p>
      <text:p text:style-name="P2"><text:span text:style-name="T22">var.h — Объявление макросов, глобальных переменных</text:span></text:p>
      <text:p text:style-name="P2"><text:span text:style-name="T22">utype.c — константы дополнительные макросы </text:span></text:p>
      <text:p text:style-name="P2"><text:span text:style-name="T22"/></text:p>
      <text:p text:style-name="P5"><text:span text:style-name="T22">Необходимые библиотеки либо аналоги библиотек:</text:span></text:p>
      <text:p text:style-name="P11"><text:span text:style-name="T24"/></text:p>
      <text:p text:style-name="Horizontal_20_Line"><text:soft-page-break/><text:span text:style-name="T1"/></text:p>
      <text:p text:style-name="Text_20_body"><text:span text:style-name="T1"/></text:p>
      <text:p text:style-name="Text_20_body"><text:span text:style-name="T1"/></text:p>
      <text:p text:style-name="P1"><text:span text:style-name="T1"/></text:p>
      <text:p text:style-name="P6"><text:span text:style-name="T1">Переменные:</text:span></text:p>
      <text:p text:style-name="P4"><text:span text:style-name="T1">Фундаментальные функции:</text:span></text:p>
      <text:p text:style-name="P4"><text:span text:style-name="T1"/></text:p>
      <text:p text:style-name="P4"><text:span text:style-name="T1">Макросы:</text:span></text:p>
      <text:p text:style-name="P5"><text:span text:style-name="T22"/></text:p>
      <text:p text:style-name="P22"><text:span text:style-name="T1"/></text:p>
      <text:p text:style-name="P21"><text:span text:style-name="T1"/></text:p>
      <text:p text:style-name="P6"><text:span text:style-name="T1">Методы:</text:span></text:p>
      <text:p text:style-name="P4"><text:span text:style-name="T1">Фундаментальные функции:</text:span></text:p>
      <text:p text:style-name="P4"><text:span text:style-name="T1"/></text:p>
      <text:p text:style-name="P4"><text:span text:style-name="T1">Макросы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文鼎PL中楷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latriX</meta:initial-creator>
    <meta:creation-date>2008-02-15T12:08:28</meta:creation-date>
    <meta:editing-cycles>5</meta:editing-cycles>
    <meta:editing-duration>PT05H25M22S</meta:editing-duration>
    <dc:date>2012-11-01T02:01:22</dc:date>
    <dc:creator>ss </dc:creator>
    <meta:document-statistic meta:table-count="0" meta:image-count="0" meta:object-count="0" meta:page-count="2" meta:paragraph-count="41" meta:word-count="225" meta:character-count="1676"/>
    <meta:user-defined meta:name="Info 1"/>
    <meta:user-defined meta:name="Info 2"/>
    <meta:user-defined meta:name="Info 3"/>
    <meta:user-defined meta:name="Info 4"/>
  </office:meta>
</office:document-meta>
</file>